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 style:master-page-name="MP0">
      <style:paragraph-properties style:page-number="auto" fo:break-before="page"/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tient ID: [Patient.PatientNr]</text:p>
      <text:p text:style-name="P1">[Patient.Vorname] [Patient.Name] ([Patient.Geschlecht])</text:p>
      <text:p text:style-name="P1">[Patient.Strasse], [Patient.Plz][Patient.Ort]</text:p>
      <text:p text:style-name="Standard"><text:span text:style-name="Absatz-Standardschriftart"><text:span text:style-name="T1">Tel P: [Patient.Telefon1] G: [Patient.Telefon2] Mobil: [Patient.Natel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01cm" fo:page-height="2.799cm" style:num-format="1" style:print-orientation="landscape" fo:margin-top="0.4cm" fo:margin-bottom="0.199cm" fo:margin-left="0.6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chael Imhof</meta:initial-creator>
    <meta:creation-date>2016-08-31T14:54:00Z</meta:creation-date>
    <dc:date>2016-12-06T09:21:07.83</dc:date>
    <meta:print-date>2010-04-23T14:32:00Z</meta:print-date>
    <meta:editing-cycles>4</meta:editing-cycles>
    <meta:editing-duration>PT3M15S</meta:editing-duration>
    <meta:document-statistic meta:table-count="0" meta:image-count="0" meta:object-count="0" meta:page-count="1" meta:paragraph-count="4" meta:word-count="15" meta:character-count="201"/>
    <meta:template xlink:type="simple" xlink:actuate="onRequest" xlink:title="" xlink:href="Normal.dotm"/>
  </office:meta>
</office:document-meta>
</file>